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1.991cm"/>
    </style:style>
    <style:style style:name="Tabela1.B" style:family="table-column">
      <style:table-column-properties style:column-width="2.501cm"/>
    </style:style>
    <style:style style:name="Tabela1.C" style:family="table-column">
      <style:table-column-properties style:column-width="3.748cm"/>
    </style:style>
    <style:style style:name="Tabela1.D" style:family="table-column">
      <style:table-column-properties style:column-width="10.2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officeooo:paragraph-rsid="000ed9f7"/>
    </style:style>
    <style:style style:name="P7" style:family="paragraph" style:parent-style-name="Heading_20_2">
      <style:text-properties officeooo:paragraph-rsid="00101bd6"/>
    </style:style>
    <style:style style:name="P8" style:family="paragraph" style:parent-style-name="Standard">
      <style:text-properties fo:font-weight="bold" officeooo:rsid="000ed9f7" officeooo:paragraph-rsid="00101bd6" style:font-weight-asian="bold" style:font-weight-complex="bold"/>
    </style:style>
    <style:style style:name="P9" style:family="paragraph" style:parent-style-name="List_20_Paragraph" style:list-style-name="WWNum2"/>
    <style:style style:name="P10" style:family="paragraph" style:parent-style-name="Standard">
      <style:text-properties fo:font-weight="bold" officeooo:rsid="00105b58" officeooo:paragraph-rsid="00105b5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-asian="F" style:language-asian="pl" style:country-asian="PL"/>
    </style:style>
    <style:style style:name="T3" style:family="text">
      <style:text-properties text:display="true"/>
    </style:style>
    <style:style style:name="T4" style:family="text">
      <style:text-properties style:font-name-asian="F" style:language-asian="pl" style:country-asian="PL" text:display="true"/>
    </style:style>
    <style:style style:name="T5" style:family="text">
      <style:text-properties fo:font-weight="bold" officeooo:rsid="000ed9f7" style:font-weight-asian="bold" style:font-weight-complex="bold"/>
    </style:style>
    <style:style style:name="T6" style:family="text">
      <style:text-properties fo:font-weight="bold" officeooo:rsid="00101bd6" style:font-weight-asian="bold" style:font-weight-complex="bold"/>
    </style:style>
    <style:style style:name="T7" style:family="text">
      <style:text-properties officeooo:rsid="00101bd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<text:span text:style-name="T1">Specyfikacja wymagań</text:span><text:span text:style-name="T1"/></text:p>
      <text:p text:style-name="Subtitle" loext:marker-style-name="T1"><text:span text:style-name="T1">Software Requirements Specification</text:span><text:span text:style-name="T1"/></text:p>
      <text:h text:style-name="Heading_20_1" text:outline-level="1" loext:marker-style-name="T1"><text:bookmark-start text:name="_Toc52991313"/><text:span text:style-name="T1">Wersja</text:span><text:bookmark-end text:name="_Toc52991313"/><text:span text:style-name="T1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Wersja</text:p>
          </table:table-cell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A1" office:value-type="string">
            <text:p text:style-name="P1">Zakres zmian</text:p>
          </table:table-cell>
        </table:table-row>
        <table:table-row table:style-name="Tabela1.1">
          <table:table-cell table:style-name="Tabela1.A1" office:value-type="string">
            <text:p text:style-name="P1">0.1.0</text:p>
          </table:table-cell>
          <table:table-cell table:style-name="Tabela1.A1" office:value-type="string">
            <text:p text:style-name="P1">2022-10-31</text:p>
          </table:table-cell>
          <table:table-cell table:style-name="Tabela1.A1" office:value-type="string">
            <text:p text:style-name="P1">Artur Karczmarczyk</text:p>
          </table:table-cell>
          <table:table-cell table:style-name="Tabela1.A1" office:value-type="string">
            <text:p text:style-name="P1">Inicjalizacja szablonu dokumentu</text:p>
          </table:table-cell>
        </table:table-row>
      </table:table>
      <text:p text:style-name="Standard"/>
      <text:h text:style-name="Heading_20_1" text:outline-level="1"><text:bookmark-start text:name="_Toc52991314"/>Spis treści<text:bookmark-end text:name="_Toc5299131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 loext:marker-style-name="T2"><text:a xlink:type="simple" xlink:href="#_Toc52991313" text:style-name="Index_20_Link" text:visited-style-name="Index_20_Link">Wersja<text:span text:style-name="T3"><text:tab/>1</text:span></text:a><text:span text:style-name="T4"/></text:p>
          <text:p text:style-name="P2" loext:marker-style-name="T2"><text:a xlink:type="simple" xlink:href="#_Toc52991314" text:style-name="Index_20_Link" text:visited-style-name="Index_20_Link">Spis treści<text:span text:style-name="T3"><text:tab/>1</text:span></text:a><text:span text:style-name="T4"/></text:p>
          <text:p text:style-name="P2" loext:marker-style-name="T2"><text:a xlink:type="simple" xlink:href="#_Toc52991315" text:style-name="Index_20_Link" text:visited-style-name="Index_20_Link"><text:span text:style-name="T1">1. Wprowadzenie</text:span><text:span text:style-name="T3"><text:tab/>2</text:span></text:a></text:p>
          <text:p text:style-name="P3"><text:a xlink:type="simple" xlink:href="#_Toc52991316" text:style-name="Index_20_Link" text:visited-style-name="Index_20_Link">1.1 Cel<text:span text:style-name="T3"><text:tab/>2</text:span></text:a></text:p>
          <text:p text:style-name="P3"><text:a xlink:type="simple" xlink:href="#_Toc52991317" text:style-name="Index_20_Link" text:visited-style-name="Index_20_Link"><text:span text:style-name="T1">1.2 Przyjęte konwencje</text:span><text:span text:style-name="T3"><text:tab/>2</text:span></text:a></text:p>
          <text:p text:style-name="P2" loext:marker-style-name="T2"><text:a xlink:type="simple" xlink:href="#_Toc52991318" text:style-name="Index_20_Link" text:visited-style-name="Index_20_Link">1.3 Zakres projektu<text:span text:style-name="T3"><text:tab/>2</text:span></text:a><text:span text:style-name="T4"/></text:p>
          <text:p text:style-name="P3"><text:a xlink:type="simple" xlink:href="#_Toc52991319" text:style-name="Index_20_Link" text:visited-style-name="Index_20_Link"><text:span text:style-name="T1">1.4 Odwołania</text:span><text:span text:style-name="T3"><text:tab/>2</text:span></text:a></text:p>
          <text:p text:style-name="P2" loext:marker-style-name="T2"><text:a xlink:type="simple" xlink:href="#_Toc52991320" text:style-name="Index_20_Link" text:visited-style-name="Index_20_Link">2. Opis ogólny<text:span text:style-name="T3"><text:tab/>2</text:span></text:a><text:span text:style-name="T4"/></text:p>
          <text:p text:style-name="P3"><text:a xlink:type="simple" xlink:href="#_Toc52991321" text:style-name="Index_20_Link" text:visited-style-name="Index_20_Link">2.1 Perspektywa produktu<text:span text:style-name="T3"><text:tab/>2</text:span></text:a></text:p>
          <text:p text:style-name="P3"><text:a xlink:type="simple" xlink:href="#_Toc52991322" text:style-name="Index_20_Link" text:visited-style-name="Index_20_Link">2.2 Klasy i charakterystyki użytkowników<text:span text:style-name="T3"><text:tab/>2</text:span></text:a></text:p>
          <text:p text:style-name="P3"><text:a xlink:type="simple" xlink:href="#_Toc52991323" text:style-name="Index_20_Link" text:visited-style-name="Index_20_Link">2.3 Środowisko działania<text:span text:style-name="T3"><text:tab/>3</text:span></text:a></text:p>
          <text:p text:style-name="P3"><text:a xlink:type="simple" xlink:href="#_Toc52991324" text:style-name="Index_20_Link" text:visited-style-name="Index_20_Link">2.4 Ograniczenia projektowe i wykonawcze<text:span text:style-name="T3"><text:tab/>3</text:span></text:a></text:p>
          <text:p text:style-name="P3"><text:a xlink:type="simple" xlink:href="#_Toc52991325" text:style-name="Index_20_Link" text:visited-style-name="Index_20_Link">2.5 Założenia i zależności<text:span text:style-name="T3"><text:tab/>3</text:span></text:a></text:p>
          <text:p text:style-name="P2" loext:marker-style-name="T2"><text:a xlink:type="simple" xlink:href="#_Toc52991326" text:style-name="Index_20_Link" text:visited-style-name="Index_20_Link"><text:span text:style-name="T1">3. Funkcjonalności systemu</text:span><text:span text:style-name="T3"><text:tab/>3</text:span></text:a></text:p>
          <text:p text:style-name="P3"><text:a xlink:type="simple" xlink:href="#_Toc52991327" text:style-name="Index_20_Link" text:visited-style-name="Index_20_Link">3.x Funkcjonalność XYZ<text:span text:style-name="T3"><text:tab/>3</text:span></text:a></text:p>
          <text:p text:style-name="P4"><text:a xlink:type="simple" xlink:href="#_Toc52991328" text:style-name="Index_20_Link" text:visited-style-name="Index_20_Link">3.x.1 Opis<text:span text:style-name="T3"><text:tab/>3</text:span></text:a></text:p>
          <text:p text:style-name="P4"><text:a xlink:type="simple" xlink:href="#_Toc52991329" text:style-name="Index_20_Link" text:visited-style-name="Index_20_Link">3.x.2 Wymagania funkcjonalne<text:span text:style-name="T3"><text:tab/>3</text:span></text:a></text:p>
          <text:p text:style-name="P2" loext:marker-style-name="T2"><text:a xlink:type="simple" xlink:href="#_Toc52991330" text:style-name="Index_20_Link" text:visited-style-name="Index_20_Link">4. Wymagania dotyczące danych<text:span text:style-name="T3"><text:tab/>3</text:span></text:a><text:span text:style-name="T4"/></text:p>
          <text:p text:style-name="P3"><text:a xlink:type="simple" xlink:href="#_Toc52991331" text:style-name="Index_20_Link" text:visited-style-name="Index_20_Link">4.1 Logiczny model danych<text:span text:style-name="T3"><text:tab/>3</text:span></text:a></text:p>
          <text:p text:style-name="P3"><text:a xlink:type="simple" xlink:href="#_Toc52991332" text:style-name="Index_20_Link" text:visited-style-name="Index_20_Link">4.2 Raporty<text:span text:style-name="T3"><text:tab/>3</text:span></text:a></text:p>
          <text:p text:style-name="P3"><text:a xlink:type="simple" xlink:href="#_Toc52991333" text:style-name="Index_20_Link" text:visited-style-name="Index_20_Link">4.3 Pozyskiwanie, integralność przechowywanie I usuwanie danych<text:span text:style-name="T3"><text:tab/>4</text:span></text:a></text:p>
          <text:p text:style-name="P2" loext:marker-style-name="T2"><text:a xlink:type="simple" xlink:href="#_Toc52991334" text:style-name="Index_20_Link" text:visited-style-name="Index_20_Link">5. Wymagania dotyczące interfejsu zewnętrznego<text:span text:style-name="T3"><text:tab/>4</text:span></text:a><text:span text:style-name="T4"/></text:p>
          <text:p text:style-name="P3"><text:a xlink:type="simple" xlink:href="#_Toc52991335" text:style-name="Index_20_Link" text:visited-style-name="Index_20_Link">5.1 Interfejsy użytkownika<text:span text:style-name="T3"><text:tab/>4</text:span></text:a></text:p>
          <text:p text:style-name="P3"><text:a xlink:type="simple" xlink:href="#_Toc52991336" text:style-name="Index_20_Link" text:visited-style-name="Index_20_Link">5.2 Interfejsy programowe<text:span text:style-name="T3"><text:tab/>4</text:span></text:a></text:p>
          <text:p text:style-name="P3"><text:a xlink:type="simple" xlink:href="#_Toc52991337" text:style-name="Index_20_Link" text:visited-style-name="Index_20_Link">5.3 Interfejsy sprzętowe<text:span text:style-name="T3"><text:tab/>4</text:span></text:a></text:p>
          <text:p text:style-name="P3"><text:a xlink:type="simple" xlink:href="#_Toc52991338" text:style-name="Index_20_Link" text:visited-style-name="Index_20_Link"><text:span text:style-name="T1">5.4 Interfejsy komunikacyjne</text:span><text:span text:style-name="T3"><text:tab/>4</text:span></text:a></text:p>
          <text:p text:style-name="P2" loext:marker-style-name="T2"><text:a xlink:type="simple" xlink:href="#_Toc52991339" text:style-name="Index_20_Link" text:visited-style-name="Index_20_Link">6. Cechy jakości<text:span text:style-name="T3"><text:tab/>5</text:span></text:a><text:span text:style-name="T4"/></text:p>
          <text:p text:style-name="P3"><text:a xlink:type="simple" xlink:href="#_Toc52991340" text:style-name="Index_20_Link" text:visited-style-name="Index_20_Link">6.1 Użyteczność<text:span text:style-name="T3"><text:tab/>5</text:span></text:a></text:p>
          <text:p text:style-name="P3"><text:a xlink:type="simple" xlink:href="#_Toc52991341" text:style-name="Index_20_Link" text:visited-style-name="Index_20_Link">6.2 Wydajność<text:span text:style-name="T3"><text:tab/>5</text:span></text:a></text:p>
          <text:p text:style-name="P3"><text:a xlink:type="simple" xlink:href="#_Toc52991342" text:style-name="Index_20_Link" text:visited-style-name="Index_20_Link">6.3 Zabezpieczenia<text:span text:style-name="T3"><text:tab/>5</text:span></text:a></text:p>
          <text:p text:style-name="P3"><text:a xlink:type="simple" xlink:href="#_Toc52991343" text:style-name="Index_20_Link" text:visited-style-name="Index_20_Link"><text:soft-page-break/>6.4 Bezpieczeństwo użytkowania<text:span text:style-name="T3"><text:tab/>5</text:span></text:a></text:p>
          <text:p text:style-name="P3"><text:a xlink:type="simple" xlink:href="#_Toc52991344" text:style-name="Index_20_Link" text:visited-style-name="Index_20_Link">6.x Inne<text:span text:style-name="T3"><text:tab/>5</text:span></text:a></text:p>
          <text:p text:style-name="P2" loext:marker-style-name="T2"><text:a xlink:type="simple" xlink:href="#_Toc52991345" text:style-name="Index_20_Link" text:visited-style-name="Index_20_Link">7. Wymagania internacjonalizacji i lokalizacji<text:span text:style-name="T3"><text:tab/>5</text:span></text:a><text:span text:style-name="T4"/></text:p>
          <text:p text:style-name="P2" loext:marker-style-name="T2"><text:a xlink:type="simple" xlink:href="#_Toc52991346" text:style-name="Index_20_Link" text:visited-style-name="Index_20_Link">8. Inne wymagania<text:span text:style-name="T3"><text:tab/>5</text:span></text:a><text:span text:style-name="T4"/></text:p>
          <text:p text:style-name="P2" loext:marker-style-name="T2"><text:a xlink:type="simple" xlink:href="#_Toc52991347" text:style-name="Index_20_Link" text:visited-style-name="Index_20_Link">Suplement A: Słownictwo<text:span text:style-name="T3"><text:tab/>5</text:span></text:a><text:span text:style-name="T4"/></text:p>
          <text:p text:style-name="P2" loext:marker-style-name="T2"><text:a xlink:type="simple" xlink:href="#_Toc52991348" text:style-name="Index_20_Link" text:visited-style-name="Index_20_Link"><text:span text:style-name="T1">Suplement B: Modele analityczne</text:span><text:span text:style-name="T3"><text:tab/>5</text:span></text:a></text:p>
        </text:index-body>
      </text:table-of-content>
      <text:p text:style-name="P5" loext:marker-style-name="T1"/>
      <text:h text:style-name="Heading_20_1" text:outline-level="1"><text:bookmark-start text:name="_Toc52991315"/>1. Wprowadzenie<text:bookmark-end text:name="_Toc52991315"/></text:h>
      <text:p text:style-name="Standard">We wprowadzeniu znajduje się przegląd, który ma pomóc czytelnikowi zrozumieć, jak zorganizowany jest ten dokument i jak z niego korzystać.</text:p>
      <text:h text:style-name="Heading_20_2" text:outline-level="2"><text:bookmark-start text:name="_Toc52991316"/>1.1 Cel<text:bookmark-end text:name="_Toc52991316"/></text:h>
      <text:p text:style-name="Standard">Zidentyfikuj produkt lub aplikację, których wymagania są określone w tym dokumencie, w tym numer wersji lub wydania. </text:p>
      <text:p text:style-name="Standard">Jeśli ten SRS dotyczy tylko części złożonego systemu, zidentyfikuj tę część lub podsystem. </text:p>
      <text:p text:style-name="Standard">Opisz odbiorców, dla których ten dokument jest przeznaczony (programiści, kierownicy projektów, marketing, użytkownicy, testerzy, dział wdrożeń itp.)</text:p>
      <text:h text:style-name="Heading_20_2" text:outline-level="2"><text:bookmark-start text:name="_Toc52991317"/>1.2 Przyjęte konwencje<text:bookmark-end text:name="_Toc52991317"/></text:h>
      <text:p text:style-name="Standard">Opisz tu przyjęte standardy I konwencje, znaczenie formatowania.</text:p>
      <text:h text:style-name="Heading_20_1" text:outline-level="1"><text:bookmark-start text:name="_Toc52991318"/>1.3 Zakres projektu<text:bookmark-end text:name="_Toc52991318"/></text:h>
      <text:p text:style-name="P6"><text:span text:style-name="T5">Forum internetowe, na którym użytkownicy mogą wrzucać i przeglądać posty, komentować je, dodawać reakcje. Grupować je pod odpowiednimi hasztagami. Administrator może przeglądać i usuwać posty, komentarze, blokować użytkowników. Użytkownicy mogą się rejestrować, logować, kod weryfikujący przychodzi na </text:span><text:span text:style-name="T6">maila</text:span></text:p>
      <text:p text:style-name="Standard">Podaj krótki opis planowanego oprogramowania i jego przeznaczenie. Powiąż oprogramowanie z celami użytkownika lub firmy oraz celami biznesowymi. </text:p>
      <text:p text:style-name="Standard">Jeśli dokument wizji / zakresu istnieje osobno, należy go tutaj przywołać, zamiast powielać jego treść. </text:p>
      <text:p text:style-name="Standard">W przypadku projektów iteracyjnych, SRS powinien zawierać własne określenie zakresu jako podzbiór długoterminowej strategii rozwoju produktu. </text:p>
      <text:p text:style-name="Standard">Można podać ogólne podsumowanie głównych funkcji produktu.</text:p>
      <text:h text:style-name="Heading_20_2" text:outline-level="2"><text:bookmark-start text:name="_Toc52991319"/>1.4 Odwołania<text:bookmark-end text:name="_Toc52991319"/></text:h>
      <text:p text:style-name="Standard">Odwołania do wszystkich przydatnych dokumentów, do których odwołuje się SRS.</text:p>
      <text:h text:style-name="Heading_20_1" text:outline-level="1"><text:bookmark-start text:name="_Toc52991320"/>2. Opis ogólny<text:bookmark-end text:name="_Toc52991320"/></text:h>
      <text:p text:style-name="Standard">Ta sekcja przedstawia ogólny przegląd produktu i środowiska, w którym będzie używany, przewidywanych użytkowników oraz znanych ograniczeń, założeń i zależności</text:p>
      <text:h text:style-name="P7" text:outline-level="2"><text:bookmark-start text:name="_Toc52991321"/>2.1 Perspektywa produktu<text:bookmark-end text:name="_Toc52991321"/></text:h>
      <text:p text:style-name="Standard">Opisz kontekst produktu. Czy to nowy produkt, czy kolejny fragment większego systemu? W drugim przypadku, należy określić, w jaki sposób oprogramowanie odnosi się do całego systemu i zidentyfikować główne interfejsy. Należy rozważyć użycie diagramów wizualnych do ilustracji tych zależności.</text:p>
      <text:h text:style-name="Heading_20_2" text:outline-level="2"><text:bookmark-start text:name="_Toc52991322"/><text:soft-page-break/>2.2 Klasy i charakterystyki użytkowników<text:bookmark-end text:name="_Toc52991322"/></text:h>
      <text:p text:style-name="Standard">Należy zidentyfikować i scharakteryzować przewidywane klasy użytkowników końcowych tego produktu.</text:p>
      <text:p text:style-name="Standard">Opisy klas użytkowników mogą być używane wielokrotnie. Jeśli dostępny jest katalog głównych klas użytkowników, można zamiast powielać treści wstawić tutaj odwołanie do zewnętrznych dokumentów.</text:p>
      <text:h text:style-name="Heading_20_2" text:outline-level="2"><text:bookmark-start text:name="_Toc52991323"/>2.3 Środowisko działania<text:bookmark-end text:name="_Toc52991323"/></text:h>
      <text:p text:style-name="Standard">Należy opisać środowisko, w którym będzie działać oprogramowanie, w tym platformę sprzętową, systemy operacyjne, geograficzne lokalizacje użytkowników, serwerów i baz danych (NA, EU, APAC) itp. </text:p>
      <text:p text:style-name="Standard">Należy wymienić wszelkie inne składniki oprogramowania lub aplikacje, z którymi system musi współpracować / współistnieć.</text:p>
      <text:h text:style-name="Heading_20_2" text:outline-level="2"><text:bookmark-start text:name="_Toc52991324"/>2.4 Ograniczenia projektowe i wykonawcze<text:bookmark-end text:name="_Toc52991324"/></text:h>
      <text:p text:style-name="Standard">W niektórych przypadkach język programowania lub biblioteki do wykorzystania są z góry określone. Należy opisać wszelkie czynniki, które ograniczą opcje dostępne dla programistów, oraz uzasadnienie każdego ograniczenia.</text:p>
      <text:h text:style-name="Heading_20_2" text:outline-level="2"><text:bookmark-start text:name="_Toc52991325"/>2.5 Założenia i zależności<text:bookmark-end text:name="_Toc52991325"/></text:h>
      <text:p text:style-name="Standard">Należy wymienić tutaj założenia dotyczące funkcjonalności systemu. Ponadto należy zidentyfikować wszelkie zależności budowanego produktu od czynników zewnętrznych lub komponentów pozostających poza jego kontrolą. </text:p>
      <text:p text:style-name="Standard">Przykładowo jeśli przed uruchomieniem produktu należy zainstalować system kontenerów Docker lub serwer web NGINX / Apache, należy taką zależność wskazać w tej sekcji.</text:p>
      <text:h text:style-name="Heading_20_1" text:outline-level="1"><text:bookmark-start text:name="_Toc52991326"/>3. Funkcjonalności systemu<text:bookmark-end text:name="_Toc52991326"/></text:h>
      <text:p text:style-name="Standard">Wymagania funkcjonalne można zorganizować według obszaru funkcjonalnego, przebiegu procesu, przypadku użycia, trybu działania, klasy użytkownika itp. Możliwe są również hierarchiczne kombinacje tych elementów, takie jak przypadki użycia w klasach użytkowników. Należy wybrać taką metodę organizacji, która ułatwi czytelnikom zrozumienie zamierzonych możliwości produktu. </text:p>
      <text:h text:style-name="Heading_20_2" text:outline-level="2"><text:bookmark-start text:name="_Toc52991327"/>3.x Funkcjonalność XYZ<text:bookmark-end text:name="_Toc52991327"/></text:h>
      <text:p text:style-name="Standard">Należy podać nazwę funkcji w kilku słowach, na przykład „3.1 Zarządzanie produktami”. </text:p>
      <text:h text:style-name="Heading_20_3" text:outline-level="3"><text:bookmark-start text:name="_Toc52991328"/>3.x.1 Opis<text:bookmark-end text:name="_Toc52991328"/></text:h>
      <text:p text:style-name="P8">użytkownicy mogą wrzucać przeglądać posty. <text:span text:style-name="T7">(wysoki priorytet)</text:span></text:p>
      <text:p text:style-name="P8"><text:span text:style-name="T7">użytkownicy mogą </text:span>komentować je, dodawać reakcje. <text:s/><text:span text:style-name="T7">(wysoki priorytet)</text:span></text:p>
      <text:p text:style-name="P8">Grupować <text:span text:style-name="T7">posty</text:span> pod odpowiednimi hasztagami. <text:span text:style-name="T7">(średni priorytet)</text:span></text:p>
      <text:p text:style-name="P8">Administrator może przeglądać posty <text:span text:style-name="T7">i</text:span> komentarze. <text:span text:style-name="T7">(wysoki priorytet)</text:span></text:p>
      <text:p text:style-name="P8"><text:span text:style-name="T7">Administrator może usuwać posty i komentarze.</text:span> <text:span text:style-name="T7">(średni priorytet)</text:span></text:p>
      <text:p text:style-name="P8"><text:span text:style-name="T7">Administrator może </text:span>blokować użytkowników. <text:s/><text:span text:style-name="T7">(niski priorytet)</text:span></text:p>
      <text:p text:style-name="P8">Użytkownicy mogą się rejestrować, logować, kod weryfikujący przychodzi na maila <text:span text:style-name="T7">(średni priorytet)</text:span></text:p>
      <text:h text:style-name="Heading_20_3" text:outline-level="3"><text:bookmark-start text:name="_Toc52991329"/>3.x.2 Wymagania funkcjonalne<text:bookmark-end text:name="_Toc52991329"/></text:h>
      <text:p text:style-name="Standard">Należy wymienić szczegółowe wymagania funkcjonalne związane z tą funkcjonalnością. Są to możliwości oprogramowania wymagane, aby użytkownik mógł wykonać dany przypadek użycia. Opisać, jak produkt powinien reagować na przewidywane błędy oraz nieprawidłowe dane wejściowe i zachowania. Każde wymaganie funkcjonalne powinno zostać unikalnie oznaczone.</text:p>
      <text:h text:style-name="Heading_20_1" text:outline-level="1"><text:bookmark-start text:name="_Toc52991330"/><text:soft-page-break/>4. Wymagania dotyczące danych<text:bookmark-end text:name="_Toc52991330"/></text:h>
      <text:p text:style-name="Standard">W tej sekcji szablonu należy opisać różne aspekty danych, które system będzie wykorzystywał jako dane wejściowe, przetwarzał w jakiś sposób lub produkował jako dane wyjściowe.</text:p>
      <text:h text:style-name="Heading_20_2" text:outline-level="2"><text:bookmark-start text:name="_Toc52991331"/>4.1 Logiczny model danych<text:bookmark-end text:name="_Toc52991331"/></text:h>
      <text:p text:style-name="Standard">Model danych jest wizualną reprezentacją obiektów danych i zbiorów, które system będzie przetwarzał, oraz relacji między nimi. Istnieje wiele notacji do modelowania danych, w tym diagramy ERD. To nie to samo, co implementacyjny model danych, który zostanie zrealizowany w postaci projektu bazy danych.</text:p>
      <text:h text:style-name="Heading_20_2" text:outline-level="2"><text:bookmark-start text:name="_Toc52991332"/>4.2 Raporty<text:bookmark-end text:name="_Toc52991332"/></text:h>
      <text:p text:style-name="Standard">Jeśli system będzie generować raporty, należy je tutaj zidentyfikować i opisać ich cechy. Jeśli raport musi być zgodny z określonym, wstępnie zdefiniowanym układem, można określić to tutaj jako ograniczenie lub podać przykład. Alternatywnie, można opisać zawartości raportu, kolejności sortowania, sumowaniu poziomów itd.</text:p>
      <text:h text:style-name="Heading_20_2" text:outline-level="2"><text:bookmark-start text:name="_Toc52991333"/>4.3 Pozyskiwanie, integralność przechowywanie I usuwanie danych<text:bookmark-end text:name="_Toc52991333"/></text:h>
      <text:p text:style-name="Standard">W stosownych przypadkach opisz, w jaki sposób dane są gromadzone i utrzymywane. Określić wszelkie wymagania dotyczące potrzeby ochrony integralności danych systemu. Zidentyfikować niezbędne techniki, takie jak kopie zapasowe, punkty kontrolne, kopie lustrzane.</text:p>
      <text:h text:style-name="Heading_20_1" text:outline-level="1"><text:bookmark-start text:name="_Toc52991334"/>5. Wymagania dotyczące interfejsu zewnętrznego<text:bookmark-end text:name="_Toc52991334"/></text:h>
      <text:p text:style-name="Standard">Ta sekcja zawiera informacje zapewniające prawidłową komunikację systemu z użytkownikami oraz z zewnętrznymi elementami sprzętu lub oprogramowania. Złożony system z wieloma mikroserwisami powinien tworzyć oddzielną specyfikację interfejsu lub specyfikację architektury systemu. Dokumentacja interfejsu może zawierać materiały z innych dokumentów poprzez odwołania. </text:p>
      <text:h text:style-name="Heading_20_2" text:outline-level="2"><text:bookmark-start text:name="_Toc52991335"/>5.1 Interfejsy użytkownika<text:bookmark-end text:name="_Toc52991335"/></text:h>
      <text:p text:style-name="Standard">Opisz logiczną charakterystykę każdego interfejsu użytkownika, którego potrzebuje system. Niektóre specyficzne cechy interfejsów użytkownika mogą pojawić się w 6.1 Użyteczność. Należy zwrócić uwagę na:</text:p>
      <text:list text:style-name="WWNum2">
        <text:list-item>
          <text:p text:style-name="P9">Odniesienia do standardów interfejsu użytkownika, których należy przestrzegać</text:p>
        </text:list-item>
        <text:list-item>
          <text:p text:style-name="P9">Standardy dotyczące czcionek, ikon, etykiet przycisków, obrazów, schematów kolorów, sekwencji zakładek w polach, powszechnie używanych elementów sterujących, grafiki marki, informacji o prawach autorskich i prywatności itp.</text:p>
        </text:list-item>
        <text:list-item>
          <text:p text:style-name="P9">Ograniczenia rozmiaru ekranu, układu lub rozdzielczości</text:p>
        </text:list-item>
        <text:list-item>
          <text:p text:style-name="P9">Standardowe przyciski, funkcje lub łącza nawigacyjne, które pojawią się na każdym ekranie, na przykład przycisk pomocy</text:p>
        </text:list-item>
        <text:list-item>
          <text:p text:style-name="P9">Skróty klawiszowe</text:p>
        </text:list-item>
        <text:list-item>
          <text:p text:style-name="P9">Wyświetlanie wiadomości i konwencje budowy / składni komunikatów</text:p>
        </text:list-item>
        <text:list-item>
          <text:p text:style-name="P9">Wytyczne dotyczące walidacji danych (takie jak ograniczenia wartości wejściowych i kiedy sprawdzać zawartość pól)</text:p>
        </text:list-item>
        <text:list-item>
          <text:p text:style-name="P9">Standardy układu ułatwiające lokalizację (tłumaczenie) oprogramowania</text:p>
        </text:list-item>
        <text:list-item>
          <text:p text:style-name="P9">Udogodnienia dla użytkowników niedowidzących, daltonistów lub mających inne ograniczenia</text:p>
        </text:list-item>
      </text:list>
      <text:h text:style-name="Heading_20_2" text:outline-level="2"><text:bookmark-start text:name="_Toc52991336"/>5.2 Interfejsy programowe<text:bookmark-end text:name="_Toc52991336"/></text:h>
      <text:p text:style-name="Standard">Opisz połączenia między tym produktem a innymi składnikami oprogramowania (zidentyfikowanymi według nazwy i wersji), w tym innymi aplikacjami, bazami danych, systemami operacyjnymi, narzędziami, bibliotekami, witrynami internetowymi i zintegrowanymi komponentami komercyjnymi. </text:p>
      <text:p text:style-name="Standard">Określić cel, formaty i treść komunikatów, danych i wartości kontrolnych wymienianych między komponentami oprogramowania. </text:p>
      <text:p text:style-name="Standard"><text:soft-page-break/>Określ odwzorowania danych wejściowych i wyjściowych między systemami oraz wszelkie tłumaczenia, które muszą zostać wykonane, aby dane mogły zostać przesłane z jednego systemu do drugiego. </text:p>
      <text:h text:style-name="Heading_20_2" text:outline-level="2"><text:bookmark-start text:name="_Toc52991337"/>5.3 Interfejsy sprzętowe<text:bookmark-end text:name="_Toc52991337"/></text:h>
      <text:p text:style-name="Standard">Opisz charakterystykę każdego interfejsu między komponentami oprogramowania i komponentami sprzętowymi systemu, jeśli takie istnieją. Opis ten może obejmować obsługiwane typy urządzeń, dane i interakcje sterowania między oprogramowaniem a sprzętem oraz używane protokoły komunikacyjne. Dane wejściowe i wyjściowe, ich formaty, prawidłowe wartości lub zakresy oraz wszelkie problemy z synchronizacją, o których programiści powinni wiedzieć.</text:p>
      <text:h text:style-name="Heading_20_2" text:outline-level="2"><text:bookmark-start text:name="_Toc52991338"/>5.4 Interfejsy komunikacyjne<text:bookmark-end text:name="_Toc52991338"/></text:h>
      <text:p text:style-name="Standard">Określić wymagania dotyczące wszelkich funkcji komunikacyjnych, których będzie używać produkt, w tym poczty e-mail, przeglądarki internetowej, protokołów sieciowych i formularzy elektronicznych. </text:p>
      <text:p text:style-name="Standard">Zdefiniować odpowiednie formaty komunikatów. Określ zasady bezpieczeństwa i szyfrowania komunikacji, szybkości przesyłania danych, mechanizmy synchronizacji. </text:p>
      <text:h text:style-name="Heading_20_1" text:outline-level="1"><text:bookmark-start text:name="_Toc52991339"/>6. Cechy jakości<text:bookmark-end text:name="_Toc52991339"/></text:h>
      <text:p text:style-name="Standard">W tej sekcji określa się wymagania niefunkcjonalne inne niż ograniczenia, które są zapisane w sekcji 2.4 oraz 5.1.</text:p>
      <text:p text:style-name="Standard">Te wymagania jakościowe powinny być szczegółowe, ilościowe i weryfikowalne. </text:p>
      <text:p text:style-name="Standard">Należy wskazać względne priorytety różnych atrybutów, np. bezpieczeństwo ponad wydajnością.</text:p>
      <text:h text:style-name="Heading_20_2" text:outline-level="2"><text:bookmark-start text:name="_Toc52991340"/>6.1 Użyteczność<text:bookmark-end text:name="_Toc52991340"/></text:h>
      <text:p text:style-name="Standard">Wymagania dotyczące użyteczności dotyczą łatwości uczenia się, łatwości użytkowania, wydajności interakcji i dostępności. Określone tutaj wymagania dotyczące użyteczności pomogą projektantowi interfejsu użytkownika stworzyć optymalne user experience.</text:p>
      <text:h text:style-name="Heading_20_2" text:outline-level="2"><text:bookmark-start text:name="_Toc52991341"/>6.2 Wydajność<text:bookmark-end text:name="_Toc52991341"/></text:h>
      <text:p text:style-name="Standard">Określić wymagania dotyczące wydajności dla różnych operacji systemowych. Jeśli różne wymagania funkcjonalne lub cechy mają różne wymagania dotyczące wydajności, lepiej jest określić te cele wydajnościowe razem z odpowiednimi wymaganiami funkcjonalnymi, zamiast zbierać je w tej sekcji.</text:p>
      <text:h text:style-name="Heading_20_2" text:outline-level="2"><text:bookmark-start text:name="_Toc52991342"/>6.3 Zabezpieczenia<text:bookmark-end text:name="_Toc52991342"/></text:h>
      <text:p text:style-name="P10">Baza danych nie jest publiczna</text:p>
      <text:p text:style-name="Standard">Określ wszelkie wymagania dotyczące kwestii bezpieczeństwa lub prywatności. Mogą one odnosić się do bezpieczeństwa fizycznego, danych lub oprogramowania.</text:p>
      <text:h text:style-name="Heading_20_2" text:outline-level="2"><text:bookmark-start text:name="_Toc52991343"/>6.4 Bezpieczeństwo użytkowania<text:bookmark-end text:name="_Toc52991343"/></text:h>
      <text:p text:style-name="Standard">Określ wymagania dotyczące możliwych szkód, które mogą wynikać z użytkowania produktu. Zdefiniuj wszelkie zabezpieczenia lub działania, które należy podjąć, a także potencjalnie niebezpieczne działania, którym należy zapobiec.</text:p>
      <text:h text:style-name="Heading_20_2" text:outline-level="2"><text:bookmark-start text:name="_Toc52991344"/>6.x Inne<text:bookmark-end text:name="_Toc52991344"/></text:h>
      <text:p text:style-name="Standard">Utwórz osobną sekcję w SRS dla każdego dodatkowego atrybutu jakości produktu, aby opisać cechy, które będą ważne zarówno dla klientów, jak i dla programistów.</text:p>
      <text:h text:style-name="Heading_20_1" text:outline-level="1"><text:bookmark-start text:name="_Toc52991345"/>7. Wymagania internacjonalizacji i lokalizacji<text:bookmark-end text:name="_Toc52991345"/></text:h>
      <text:p text:style-name="P10">Aplikacja uwzględnia język użytkownika oraz format dat, wyciągając informację z danych przeglądarki, proponując użytkownikom w pierwszej kolejności posty w ich lokalnym języku</text:p>
      <text:p text:style-name="Standard"/>
      <text:p text:style-name="Standard"><text:soft-page-break/>Wymagania dotyczące umiędzynarodowienia i lokalizacji zapewniają, że produkt będzie odpowiedni do użytku w innych krajach, kulturach i lokalizacjach geograficznych niż te, w których został stworzony. Przykładowo różnice walutowe; formatowanie dat, numerów, adresów czy numerów telefonów. Wymagania dotyczące umiędzynarodowienia i lokalizacji mogą być ponownie wykorzystywane w różnych projektach.</text:p>
      <text:h text:style-name="Heading_20_1" text:outline-level="1"><text:bookmark-start text:name="_Toc52991346"/>8. Inne wymagania<text:bookmark-end text:name="_Toc52991346"/></text:h>
      <text:p text:style-name="Standard">Opcjonalnie można zdefiniować dowolne inne wymagania nie zdefiniowane wcześniej w tym SRS. Przykładowo wymagania prawne, finansowe; wymagania instalacji produktu, jego konfiguracji, uruchomienia czy wyłączenia.</text:p>
      <text:h text:style-name="Heading_20_1" text:outline-level="1"><text:bookmark-start text:name="_Toc52991347"/>Suplement A: Słownictwo<text:bookmark-end text:name="_Toc52991347"/></text:h>
      <text:p text:style-name="Standard">Należy zdefiniować tutaj wszelkie skróty i specjalistyczne słownictwo używane w tym dokumencie.</text:p>
      <text:h text:style-name="Heading_20_1" text:outline-level="1"><text:bookmark-start text:name="_Toc52991348"/>Suplement B: Modele analityczne<text:bookmark-end text:name="_Toc52991348"/></text:h>
      <text:p text:style-name="Standard">W tej opcjonalnej sekcji należy umieścić wszelkie modele analityczne które pomogą czytelnikowi zrozumieć system. Przykładowo drzewa funkcjonalności, diagramy ERD, procesy BPMN. Czasem czytelniejsze może być umieszczenie tych diagramów bezpośrednio w treści SRS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ytuł_20_Znak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a5a5a" loext:opacity="100%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" style:family="paragraph" style:parent-style-name="Standard" loext:linked-style-name="Tekst_20_przypisu_20_końcowego_20_Znak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a5a5a" loext:opacity="100%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Nagłówek_20_1_20_Znak" style:display-name="Nagłówek 1 Znak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3_20_Znak" style:display-name="Nagłówek 3 Znak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agłówek_20_4_20_Znak" style:display-name="Nagłówek 4 Znak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agłówek_20_2_20_Znak" style:display-name="Nagłówek 2 Znak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family-generic="roman" style:font-pitch="variable"/>
    </style:style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family-generic="roman" style:font-pitch="variable"/>
    </style:style>
    <style:style style:name="ListLabel_20_6" style:display-name="ListLabel 6" style:family="text">
      <style:text-properties style:font-name="Calibri" fo:font-family="Calibri" style:font-family-generic="roman" style:font-pitch="variable"/>
    </style:style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family-generic="roman" style:font-pitch="variable"/>
    </style:style>
    <style:style style:name="ListLabel_20_9" style:display-name="ListLabel 9" style:family="text">
      <style:text-properties style:font-name="Calibri" fo:font-family="Calibri" style:font-family-generic="roman" style:font-pitch="variable"/>
    </style:style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" style:num-suffix="" text:bullet-char="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ListLabel_20_2" loext:num-list-format="" style:num-suffix="" text:bullet-char="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" loext:num-list-format="" style:num-suffix="" text:bullet-char="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text:style-name="ListLabel_20_4" loext:num-list-format="" style:num-suffix="" text:bullet-char="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text:style-name="ListLabel_20_5" loext:num-list-format="" style:num-suffix="" text:bullet-char="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" loext:num-list-format="" style:num-suffix="" text:bullet-char="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text:style-name="ListLabel_20_7" loext:num-list-format="" style:num-suffix="" text:bullet-char="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text:style-name="ListLabel_20_8" loext:num-list-format="" style:num-suffix="" text:bullet-char="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9" loext:num-list-format="" style:num-suffix="" text:bullet-char="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trona <text:span text:style-name="MT1"><text:page-number text:select-page="current">4</text:page-number></text:span><text:s/>z <text:span text:style-name="MT1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4</meta:editing-cycles>
    <meta:creation-date>2020-09-29T21:16:00</meta:creation-date>
    <dc:date>2025-12-07T14:52:59.933844800</dc:date>
    <meta:editing-duration>PT1H13M25S</meta:editing-duration>
    <meta:generator>LibreOffice/25.8.3.2$Windows_X86_64 LibreOffice_project/8ca8d55c161d602844f5428fa4b58097424e324e</meta:generator>
    <meta:document-statistic meta:table-count="1" meta:image-count="0" meta:object-count="0" meta:page-count="6" meta:paragraph-count="148" meta:word-count="1597" meta:character-count="12600" meta:non-whitespace-character-count="11142"/>
    <meta:user-defined meta:name="AppVersion">16.0000</meta:user-defined>
    <meta:user-defined meta:name="ContentTypeId">0x010100646057B82CC6414783F1D9E42613C1A8</meta:user-defined>
    <meta:template xlink:type="simple" xlink:actuate="onRequest" xlink:title="Normal.dotm" xlink:href=""/>
  </office:meta>
</office:document-meta>
</file>